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Zeitplannung" style:family="table">
      <style:table-properties style:width="15cm" table:align="margins"/>
    </style:style>
    <style:style style:name="Zeitplannung.A" style:family="table-column">
      <style:table-column-properties style:column-width="11.06cm" style:rel-column-width="6270*"/>
    </style:style>
    <style:style style:name="Zeitplannung.B" style:family="table-column">
      <style:table-column-properties style:column-width="3.941cm" style:rel-column-width="2234*"/>
    </style:style>
    <style:style style:name="Zeitplannung.A1" style:family="table-cell">
      <style:table-cell-properties fo:padding="0.097cm" fo:border-left="0.002cm solid #000000" fo:border-right="none" fo:border-top="0.002cm solid #000000" fo:border-bottom="0.002cm solid #000000"/>
    </style:style>
    <style:style style:name="Zeitplannung.B1" style:family="table-cell">
      <style:table-cell-properties fo:padding="0.097cm" fo:border="0.002cm solid #000000"/>
    </style:style>
    <style:style style:name="Zeitplannung.A2" style:family="table-cell">
      <style:table-cell-properties fo:background-color="#cccccc" fo:padding="0.097cm" fo:border-left="0.002cm solid #000000" fo:border-right="none" fo:border-top="none" fo:border-bottom="0.002cm solid #000000">
        <style:background-image/>
      </style:table-cell-properties>
    </style:style>
    <style:style style:name="Zeitplannung.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Zeitplannung.A3" style:family="table-cell">
      <style:table-cell-properties fo:background-color="#dddddd" fo:padding="0.097cm" fo:border-left="0.002cm solid #000000" fo:border-right="none" fo:border-top="none" fo:border-bottom="0.002cm solid #000000">
        <style:background-image/>
      </style:table-cell-properties>
    </style:style>
    <style:style style:name="Zeitplannung.B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36pt" fo:language="de" fo:country="DE"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24pt" fo:language="de" fo:country="DE" fo:font-weight="normal" style:font-size-asian="24pt" style:font-weight-asian="normal" style:font-size-complex="24pt" style:font-weight-complex="normal"/>
    </style:style>
    <style:style style:name="P3" style:family="paragraph" style:parent-style-name="Standard">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de" fo:country="D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de" fo:country="DE" style:text-underline-style="none" fo:font-weight="normal"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6pt" fo:language="de" fo:country="DE"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language="de" fo:country="DE" style:text-underline-style="none" fo:font-weight="normal"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de" fo:country="DE"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language="de" fo:country="DE"/>
    </style:style>
    <style:style style:name="P17" style:family="paragraph" style:parent-style-name="Standard" style:master-page-name="Seite3ff">
      <style:paragraph-properties fo:text-align="start" style:justify-single-word="false" style:page-number="auto"/>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master-page-name="Seite3ff">
      <style:paragraph-properties fo:text-align="center" style:justify-single-word="false" style:page-number="auto"/>
      <style:text-properties fo:font-size="12pt" fo:language="de" fo:country="DE" fo:font-weight="normal" style:font-size-asian="12pt" style:font-weight-asian="normal" style:font-size-complex="12pt" style:font-weight-complex="normal"/>
    </style:style>
    <style:style style:name="P19" style:family="paragraph" style:parent-style-name="Standard" style:list-style-name="L4" style:master-page-name="Seite3ff">
      <style:paragraph-properties fo:text-align="start" style:justify-single-word="false" style:page-number="auto"/>
      <style:text-properties fo:font-size="18pt" fo:language="de" fo:country="DE" fo:font-weight="bold" style:font-size-asian="18pt" style:font-weight-asian="bold" style:font-size-complex="18pt"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Table_20_Contents">
      <style:paragraph-properties fo:margin-left="-1.245cm" fo:margin-right="0cm" fo:text-align="end" style:justify-single-word="false" fo:text-indent="0cm" style:auto-text-indent="false"/>
      <style:text-properties fo:font-size="12pt" style:font-size-asian="12pt" style:font-size-complex="12pt"/>
    </style:style>
    <style:style style:name="P22" style:family="paragraph" style:parent-style-name="Footer">
      <style:text-properties fo:language="de" fo:country="DE"/>
    </style:style>
    <style:style style:name="P23" style:family="paragraph" style:parent-style-name="Footer">
      <style:paragraph-properties fo:margin-left="0cm" fo:margin-right="0cm" fo:text-align="center" style:justify-single-word="false" fo:text-indent="0cm" style:auto-text-indent="false"/>
      <style:text-properties fo:language="de" fo:country="DE"/>
    </style:style>
    <style:style style:name="T1" style:family="text">
      <style:text-properties style:text-underline-style="solid" style:text-underline-width="auto" style:text-underline-color="font-color"/>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Android-Projekt</text:p>
      <text:p text:style-name="P1">Dokumentation</text:p>
      <text:p text:style-name="P2">Android Spiel</text:p>
      <text:p text:style-name="P2">Knights of Drakonur</text:p>
      <text:p text:style-name="P2"/>
      <text:p text:style-name="P2"/>
      <text:p text:style-name="P2"/>
      <text:p text:style-name="P2"/>
      <text:p text:style-name="P2"/>
      <text:p text:style-name="P2"/>
      <text:p text:style-name="P2"/>
      <text:p text:style-name="P2"/>
      <text:p text:style-name="P2"/>
      <text:p text:style-name="P2"/>
      <text:p text:style-name="P4">Neubert, Pascal</text:p>
      <text:p text:style-name="P4">Fachinformatiker f. Anwendungsentwicklung</text:p>
      <text:p text:style-name="P4">Technische Universität München</text:p>
      <text:p text:style-name="P4"/>
      <text:p text:style-name="P4">Gunz, Andreas</text:p>
      <text:p text:style-name="P4">Fachinformatiker f. Anwendungsentwicklung</text:p>
      <text:p text:style-name="P4"/>
      <text:p text:style-name="P4"/>
      <text:p text:style-name="P4"/>
      <text:p text:style-name="P18"/>
      <text:p text:style-name="P4"/>
      <text:p text:style-name="P10">Inhaltsverzeichnis</text:p>
      <text:p text:style-name="P11"/>
      <text:list xml:id="list6116719644591387291" text:style-name="L1">
        <text:list-item>
          <text:p text:style-name="P6">Inhaltsverzeichnis....................................................................................... 2</text:p>
        </text:list-item>
        <text:list-item>
          <text:p text:style-name="P6">Projektauftrag............................................................................................. 3</text:p>
        </text:list-item>
      </text:list>
      <text:list xml:id="list1233175526743101055" text:style-name="L3">
        <text:list-item>
          <text:list>
            <text:list-item>
              <text:p text:style-name="P7">Projektumfeld....................................................................................... 3</text:p>
            </text:list-item>
            <text:list-item>
              <text:p text:style-name="P7">Projektziel............................................................................................. 3</text:p>
            </text:list-item>
            <text:list-item>
              <text:p text:style-name="P7">Projektabgrenzung................................................................................ 3</text:p>
            </text:list-item>
          </text:list>
        </text:list-item>
        <text:list-item>
          <text:p text:style-name="P7">Projektplannung......................................................................................... 4</text:p>
          <text:p text:style-name="P7">3.1 Beschreibung des Ist-Zustandes........................................................... 4</text:p>
          <text:p text:style-name="P7">3.2 Beschreibung des Soll-Konzepts.......................................................... 4</text:p>
          <text:p text:style-name="P7">3.3 Vorgehensmodell.................................................................................. 4</text:p>
          <text:p text:style-name="P7">3.4 Zeitplannung......................................................................................... 5</text:p>
        </text:list-item>
        <text:list-item>
          <text:p text:style-name="P7">Entscheidungsfindung................................................................................ x</text:p>
          <text:list>
            <text:list-item>
              <text:p text:style-name="P7">IDE....................................................................................................... x</text:p>
            </text:list-item>
            <text:list-item>
              <text:p text:style-name="P7">Frameworks &amp; APIs............................................................................. x</text:p>
            </text:list-item>
          </text:list>
        </text:list-item>
        <text:list-item>
          <text:p text:style-name="P7">Projektdurchführung................................................................................... 5</text:p>
          <text:list>
            <text:list-item>
              <text:p text:style-name="P7">Implementierung.................................................................................. x</text:p>
            </text:list-item>
            <text:list-item>
              <text:p text:style-name="P7">Qualitätssicherung................................................................................ x</text:p>
            </text:list-item>
          </text:list>
        </text:list-item>
        <text:list-item>
          <text:p text:style-name="P7">Projektabschluss......................................................................................... x</text:p>
          <text:list>
            <text:list-item>
              <text:p text:style-name="P7">Soll-Ist-Vergleich.................................................................................. x</text:p>
            </text:list-item>
            <text:list-item>
              <text:p text:style-name="P7">Fazit...................................................................................................... x</text:p>
            </text:list-item>
            <text:list-item>
              <text:p text:style-name="P7">Ausblick................................................................................................ x</text:p>
            </text:list-item>
          </text:list>
        </text:list-item>
        <text:list-item>
          <text:p text:style-name="P7">Anhang........................................................................................................ x</text:p>
          <text:list>
            <text:list-item>
              <text:p text:style-name="P7">Quellen.................................................................................................. x</text:p>
            </text:list-item>
            <text:list-item>
              <text:p text:style-name="P7">Glossar.................................................................................................. x</text:p>
            </text:list-item>
            <text:list-item>
              <text:p text:style-name="P7">Klassendiagramme............................................................................... <text:s/>x</text:p>
            </text:list-item>
            <text:list-item>
              <text:p text:style-name="P7">User Manuel......................................................................................... <text:s/>x</text:p>
            </text:list-item>
            <text:list-item>
              <text:p text:style-name="P7">FAQ....................................................................................................... x</text:p>
            </text:list-item>
            <text:list-item>
              <text:p text:style-name="P7">Screenshots........................................................................................... <text:s/>x</text:p>
            </text:list-item>
          </text:list>
        </text:list-item>
      </text:list>
      <text:p text:style-name="P4"/>
      <text:p text:style-name="P3"/>
      <text:p text:style-name="P8"/>
      <text:list xml:id="list3981600633258927870" text:style-name="L4">
        <text:list-header>
          <text:p text:style-name="P19"><text:span text:style-name="T1"/></text:p>
        </text:list-header>
      </text:list>
      <text:p text:style-name="P12"><text:span text:style-name="T1">2. Projektauftrag</text:span></text:p>
      <text:p text:style-name="P9"><text:span text:style-name="T1"/></text:p>
      <text:p text:style-name="P5">Auftrag des Projektes ist es ein Spiel für Android zu programmieren. Dabei soll das inkrementelle Modell verwendet werden. Dementsprechend wurden 3 Meilensteine vorgegeben, welche bis zu dem 9. März abgeschlossen werden sollen. Die Meilensteine beinhalten, dass das Spiel zunächst von einer einzigen Person auf einem Smartphone spielbar sein soll. Darauffolgend soll das Spiel von zwei Personen, aber immer noch auf einem Smartphone spielbar sein. Schließlich soll das Spiel auf zwei Smartphones von zwei Personen spielbar sein. Dies soll durch eine Datenbank ermöglicht werden.</text:p>
      <text:p text:style-name="P13"><text:span text:style-name="T2"/></text:p>
      <text:p text:style-name="P13"><text:span text:style-name="T2"/></text:p>
      <text:p text:style-name="P13"><text:span text:style-name="T1">2.1 Projektumfeld</text:span></text:p>
      <text:p text:style-name="P13"><text:span text:style-name="T1"/></text:p>
      <text:p text:style-name="P5">Das Projekt wird zum größten Teil in der Berufsschule Freising in den jeweiligen AEP (=Anwendungsentwicklung und Programmierung) Stunden durchgeführt. Aus zeitlichen Gründen und dem Umfang des Projektes wird es jedoch auch in der privaten Zeit weiter entwickelt. Gearbeitet wird an privaten Laptops, da auf diese Art und Weise das Projekt einfach zu Hause weiter geführt werden kann.</text:p>
      <text:p text:style-name="P15"/>
      <text:p text:style-name="P15"/>
      <text:p text:style-name="P15">2.2 Projektziel</text:p>
      <text:p text:style-name="P14"/>
      <text:p text:style-name="P5">Ziel des Projektes ist es ein funktionierendes Spiel zu entwickeln, welches die besagten Meilensteine implementieren soll. Sprich am Ende soll es möglich sein das Spiel über zwei Smartphones mit Hilfe einer Datenbank zu spielen. </text:p>
      <text:p text:style-name="P5"/>
      <text:p text:style-name="P5"/>
      <text:p text:style-name="P15">2.3 Projektabgrenzung</text:p>
      <text:p text:style-name="P15"/>
      <text:p text:style-name="P5">Das Projekt ist eingegrenzt auf die Dauer von Jahres Anfang bis Anfang des letzten Berufsschulblockes. Da bei der Entwicklung von Spielen Grafikdesign und Sounddesign eine große Rolle spielen aber dementsprechend auch ihre Zeit kosten wird bei dem Projekt auf diese Punkte weniger Wert gelegt. Das bedeutet, dass Grafik und Sounddesign nicht im fertigen Projekt beinhaltet sein müssen. Des weiteren wird für die Einhaltung der Zeit die Funktionalität des Spiels auf das wesentliche begrenzt und entsprechend der übrigen Zeit gegen Ende erweitert.</text:p>
      <text:p text:style-name="P3"/>
      <text:p text:style-name="P17"/>
      <text:p text:style-name="P10">3. Projektplannung</text:p>
      <text:p text:style-name="P10"/>
      <text:p text:style-name="P10">3.1 Beschreibung des Ist-Zustandes</text:p>
      <text:p text:style-name="P5"/>
      <text:p text:style-name="P5">Da das Spiel für Android Smartphones programmiert werden soll, muss ein Spielkonzept gefunden werden, welches zu der Bedienbarkeit von Smartphones passt.</text:p>
      <text:p text:style-name="P5">Smartphones beinhalten viele Bedienungsmöglichkeiten wobei der Touchscreen die größte Verwendung findet.</text:p>
      <text:p text:style-name="P5"/>
      <text:p text:style-name="P5"/>
      <text:p text:style-name="P5"><text:span text:style-name="T3">3.2 Beschreibung des Soll-Zustandes</text:span></text:p>
      <text:p text:style-name="P5"><text:s/></text:p>
      <text:p text:style-name="P3">Das fertige Spiel soll ein Rundenbasierten RPG sein bei dem die Auswahl von Fertigkeiten nicht auf die Einzelnen Rollen begrenzt ist. Das heißt „jeder-kann-jedes“.</text:p>
      <text:p text:style-name="P3">Wobei hierbei die jeweiligen Rollen mit ihnen unvertrautem eingeschränkt werden. Die Spieler versuchen in den abwechselnden Runden gegeneinander oder gegen eine KI zu kämpfen und ihren jeweiligen Feind auszuschalten. Der Gewinner bekommt eine entsprechende Belohnung und der Verlierer hat einen Verlust. Die Spieler haben die Möglichkeit durch das sammeln von Erfahrung ihre Charaktere mittels Attributs Punkten zu stärken.</text:p>
      <text:p text:style-name="P3"/>
      <text:p text:style-name="P3"/>
      <text:p text:style-name="P10">3.3 Vorgehensmodell</text:p>
      <text:p text:style-name="P3"/>
      <text:p text:style-name="P3">Bei dem Festlegen der Anforderungen hat man sich darauf geeinigt, dass das Projekt nach dem inkrementellen Modell umgesetzt wird.</text:p>
      <text:p text:style-name="P3"/>
      <text:p text:style-name="P3"/>
      <text:p text:style-name="P10"/>
      <text:p text:style-name="P10"/>
      <text:p text:style-name="P10"/>
      <text:p text:style-name="P10"/>
      <text:p text:style-name="P10"/>
      <text:p text:style-name="P10"/>
      <text:p text:style-name="P10"/>
      <text:p text:style-name="P10"/>
      <text:p text:style-name="P10"><text:soft-page-break/></text:p>
      <text:p text:style-name="P10">3.4 Zeitplannung</text:p>
      <text:p text:style-name="P10"/>
      <text:p text:style-name="P5">Die zeitliche Plannung des Projektes wird </text:p>
      <text:p text:style-name="P5"/>
      <table:table table:name="Zeitplannung" table:style-name="Zeitplannung">
        <table:table-column table:style-name="Zeitplannung.A"/>
        <table:table-column table:style-name="Zeitplannung.B"/>
        <table:table-row>
          <table:table-cell table:style-name="Zeitplannung.A1" office:value-type="string">
            <text:p text:style-name="P20">Durchführungsschritt</text:p>
          </table:table-cell>
          <table:table-cell table:style-name="Zeitplannung.B1" office:value-type="string">
            <text:p text:style-name="P21">Dauer</text:p>
          </table:table-cell>
        </table:table-row>
        <table:table-row>
          <table:table-cell table:style-name="Zeitplannung.A2" office:value-type="string">
            <text:p text:style-name="P20">Projektplannung</text:p>
          </table:table-cell>
          <table:table-cell table:style-name="Zeitplannung.B2" office:value-type="string">
            <text:p text:style-name="P20"/>
          </table:table-cell>
        </table:table-row>
        <table:table-row>
          <table:table-cell table:style-name="Zeitplannung.A3" office:value-type="string">
            <text:p text:style-name="P20">Erstellung des Frameworks</text:p>
          </table:table-cell>
          <table:table-cell table:style-name="Zeitplannung.B3" office:value-type="string">
            <text:p text:style-name="P20"/>
          </table:table-cell>
        </table:table-row>
        <table:table-row>
          <table:table-cell table:style-name="Zeitplannung.A3" office:value-type="string">
            <text:p text:style-name="P20">Erstellung des Menus</text:p>
          </table:table-cell>
          <table:table-cell table:style-name="Zeitplannung.B3" office:value-type="string">
            <text:p text:style-name="P20"/>
          </table:table-cell>
        </table:table-row>
        <table:table-row>
          <table:table-cell table:style-name="Zeitplannung.A3" office:value-type="string">
            <text:p text:style-name="P20">Erstellung der Spielmechanik</text:p>
          </table:table-cell>
          <table:table-cell table:style-name="Zeitplannung.B3" office:value-type="string">
            <text:p text:style-name="P20"/>
          </table:table-cell>
        </table:table-row>
        <table:table-row>
          <table:table-cell table:style-name="Zeitplannung.A3" office:value-type="string">
            <text:p text:style-name="P20">Grafikdesign</text:p>
          </table:table-cell>
          <table:table-cell table:style-name="Zeitplannung.B3" office:value-type="string">
            <text:p text:style-name="P20"/>
          </table:table-cell>
        </table:table-row>
        <table:table-row>
          <table:table-cell table:style-name="Zeitplannung.A2" office:value-type="string">
            <text:p text:style-name="P20">Implementieren von zwei Spieler (1 Smartphone)</text:p>
          </table:table-cell>
          <table:table-cell table:style-name="Zeitplannung.B2" office:value-type="string">
            <text:p text:style-name="P20"/>
          </table:table-cell>
        </table:table-row>
        <table:table-row>
          <table:table-cell table:style-name="Zeitplannung.A3" office:value-type="string">
            <text:p text:style-name="P20">Implementierung von zwei Spieler (1 Smartphone)</text:p>
          </table:table-cell>
          <table:table-cell table:style-name="Zeitplannung.B3" office:value-type="string">
            <text:p text:style-name="P20"/>
          </table:table-cell>
        </table:table-row>
        <table:table-row>
          <table:table-cell table:style-name="Zeitplannung.A2" office:value-type="string">
            <text:p text:style-name="P20">Testing</text:p>
          </table:table-cell>
          <table:table-cell table:style-name="Zeitplannung.B2" office:value-type="string">
            <text:p text:style-name="P20"/>
          </table:table-cell>
        </table:table-row>
        <table:table-row>
          <table:table-cell table:style-name="Zeitplannung.A3" office:value-type="string">
            <text:p text:style-name="P20">Dokumentation</text:p>
          </table:table-cell>
          <table:table-cell table:style-name="Zeitplannung.B3" office:value-type="string">
            <text:p text:style-name="P20"/>
          </table:table-cell>
        </table:table-row>
      </table:table>
      <text:p text:style-name="P10"/>
      <text:p text:style-name="P10"/>
      <text:p text:style-name="P10">4. Entscheidungsfindung</text:p>
      <text:p text:style-name="P10"/>
      <text:p text:style-name="P10">4.1 IDE</text:p>
      <text:p text:style-name="P10"/>
      <text:p text:style-name="P5">Für die Programmierung mit Java gibt es eine viel Zahl an IDEs mit denen man Programme erstellen kann, z.B.: Eclipse und IntelliJ. Die passende IDE sollte einfach zu verwenden sein. Des weiteren sollten möglichst viele Funktionen zum Testen </text:p>
      <text:p text:style-name="P10"/>
      <text:p text:style-name="P10">5. Projektdurchführung</text:p>
      <text:p text:style-name="P5"/>
      <text:p text:style-name="P10">5.1 Implementierung</text:p>
      <text:p text:style-name="P5"/>
      <text:p text:style-name="P5"/>
      <text:p text:style-name="P5"/>
      <text:p text:style-name="P10">5.2 Qualitätssicherung</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Standard">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MP3" style:family="paragraph" style:parent-style-name="Footer">
      <style:paragraph-properties fo:margin-left="0cm" fo:margin-right="0cm" fo:text-align="center" style:justify-single-word="false" fo:text-indent="0cm" style:auto-text-indent="false"/>
      <style:text-properties fo:language="de" fo:country="DE"/>
    </style:style>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footer>
        <text:p text:style-name="MP1"/>
      </style:footer>
    </style:master-page>
    <style:master-page style:name="Seite3ff" style:page-layout-name="Mpm3" style:next-style-name="Standard">
      <style:header>
        <text:p text:style-name="MP2">Android-Projekt: Knights of Drakonur - Dokumentation</text:p>
      </style:header>
      <style:footer>
        <text:p text:style-name="MP3">Pascal Neubert, Andreas Gunz <text:s text:c="71"/>Seite <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5M7S</meta:editing-duration>
    <meta:editing-cycles>10</meta:editing-cycles>
    <meta:generator>OpenOffice/4.1.1$Win32 OpenOffice.org_project/411m6$Build-9775</meta:generator>
    <dc:date>2015-02-02T18:59:15.22</dc:date>
    <dc:creator>Pascal Neubert</dc:creator>
    <meta:document-statistic meta:table-count="1" meta:image-count="0" meta:object-count="0" meta:page-count="5" meta:paragraph-count="76" meta:word-count="615" meta:character-count="6765"/>
    <meta:user-defined meta:name="Info 1"/>
    <meta:user-defined meta:name="Info 2"/>
    <meta:user-defined meta:name="Info 3"/>
    <meta:user-defined meta:name="Info 4"/>
  </office:meta>
</office:document-meta>
</file>